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00b5" officeooo:paragraph-rsid="001c00b5"/>
    </style:style>
    <style:style style:name="P2" style:family="paragraph" style:parent-style-name="Standard">
      <style:paragraph-properties fo:text-align="center" style:justify-single-word="false"/>
      <style:text-properties officeooo:rsid="001c00b5" officeooo:paragraph-rsid="001c00b5"/>
    </style:style>
    <style:style style:name="P3" style:family="paragraph" style:parent-style-name="Standard">
      <style:text-properties officeooo:rsid="001c35e9" officeooo:paragraph-rsid="001c35e9"/>
    </style:style>
    <style:style style:name="T1" style:family="text">
      <style:text-properties officeooo:rsid="001d73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1 </text:p>
      <text:p text:style-name="P2">Diseño de interfaces de usuario</text:p>
      <text:p text:style-name="P2"/>
      <text:p text:style-name="P2">Gonzalo Martínez Iáñez</text:p>
      <text:p text:style-name="P2">Grupo: DIU2.GMI</text:p>
      <text:p text:style-name="P1"/>
      <text:p text:style-name="P1">Desk research: Análisis Competencia:</text:p>
      <text:p text:style-name="P1"/>
      <text:p text:style-name="P3">Las tres webs que he revisado son badi, couchsurfing y <text:span text:style-name="T1">compartetupiso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7:07:31.552239177</meta:creation-date>
    <dc:date>2020-03-06T17:11:08.627071808</dc:date>
    <meta:editing-duration>PT3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7" meta:character-count="185" meta:non-whitespace-character-count="163"/>
  </office:meta>
</office:document-meta>
</file>